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Offense</text:p>
          </table:table-cell>
          <table:table-cell table:style-name="ce21" office:value-type="string">
            <text:p>Street</text:p>
          </table:table-cell>
          <table:table-cell table:style-name="ce21" office:value-type="string">
            <text:p>Subdivison</text:p>
          </table:table-cell>
          <table:table-cell table:style-name="ce21" office:value-type="string">
            <text:p>Zip</text:p>
          </table:table-cell>
          <table:table-cell table:style-name="ce21" office:value-type="string">
            <text:p>E.D.</text:p>
          </table:table-cell>
          <table:table-cell table:style-name="ce21" office:value-type="string">
            <text:p>City</text:p>
          </table:table-cell>
          <table:table-cell table:style-name="ce21" office:value-type="string">
            <text:p>Area</text:p>
          </table:table-cell>
        </table:table-row>
        <table:table-row table:style-name="ro2">
          <table:table-cell table:style-name="ce22" office:value-type="date" office:date-value="2002-01-26T00:00:00">
            <text:p>1/26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AIR COBRA &amp; PHANTOM CO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6T00:00:00">
            <text:p>4/6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BOBCAT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5T00:00:00">
            <text:p>3/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RAXTON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5T00:00:00">
            <text:p>6/2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RONCO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9T00:00:00">
            <text:p>3/9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CORSAIR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1T00:00:00">
            <text:p>3/21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EAGLE AVENUE &amp; INVADER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6T00:00:00">
            <text:p>4/16/2002</text:p>
          </table:table-cell>
          <table:table-cell table:style-name="ce21" office:value-type="string">
            <text:p>HIT AND RUN -PROPERTY DAMAGE</text:p>
          </table:table-cell>
          <table:table-cell table:style-name="ce21" office:value-type="string">
            <text:p>ELEVENTH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1T00:00:00">
            <text:p>9/21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ELEVENTH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3T00:00:00">
            <text:p>2/13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FIFTH A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6T00:00:00">
            <text:p>3/6/2002</text:p>
          </table:table-cell>
          <table:table-cell table:style-name="ce21" office:value-type="string">
            <text:p>CONTRIBUTING TO THE DELINQUENC</text:p>
          </table:table-cell>
          <table:table-cell table:style-name="ce21" office:value-type="string">
            <text:p>FIFTH A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22T00:00:00">
            <text:p>3/2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FIFTH A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03T00:00:00">
            <text:p>4/3/2002</text:p>
          </table:table-cell>
          <table:table-cell table:style-name="ce21" office:value-type="string">
            <text:p>OBJECT SEXUAL PENETRATION</text:p>
          </table:table-cell>
          <table:table-cell table:style-name="ce21" office:value-type="string">
            <text:p>FIFTH A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8T00:00:00">
            <text:p>5/18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FIFTH A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1T00:00:00">
            <text:p>7/1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FIFTH A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0T00:00:00">
            <text:p>7/10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FIFTH A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04T00:00:00">
            <text:p>9/4/2002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FIFTH A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2T00:00:00">
            <text:p>10/12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FIFTH A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2T00:00:00">
            <text:p>10/1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FIFTH A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19T00:00:00">
            <text:p>3/19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FIRST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2" office:value-type="date" office:date-value="2015-02-05T00:00:00">
            <text:p>2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4T00:00:00">
            <text:p>10/1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FIRST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2" office:value-type="date" office:date-value="2015-02-05T00:00:00">
            <text:p>2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9T00:00:00">
            <text:p>1/29/2002</text:p>
          </table:table-cell>
          <table:table-cell table:style-name="ce21" office:value-type="string">
            <text:p>CURSING/OBSCENE LANGUAGE</text:p>
          </table:table-cell>
          <table:table-cell table:style-name="ce21" office:value-type="string">
            <text:p>FIRST STREET &amp; BETHEL MA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2" office:value-type="date" office:date-value="2015-02-05T00:00:00">
            <text:p>2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0T00:00:00">
            <text:p>10/20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FIRST STREET &amp; EAGLE A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2" office:value-type="date" office:date-value="2015-02-05T00:00:00">
            <text:p>2/5/201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9T00:00:00">
            <text:p>2/1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FLYER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05T00:00:00">
            <text:p>8/5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FORTH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5T00:00:00">
            <text:p>2/5/2002</text:p>
          </table:table-cell>
          <table:table-cell table:style-name="ce21" office:value-type="string">
            <text:p>CONTRIBUTING TO THE DELINQUENC</text:p>
          </table:table-cell>
          <table:table-cell table:style-name="ce21" office:value-type="string">
            <text:p>FOURTH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0T00:00:00">
            <text:p>2/10/2002</text:p>
          </table:table-cell>
          <table:table-cell table:style-name="ce21" office:value-type="string">
            <text:p>UNLAWFUL PURCHASE OR POSSESS A</text:p>
          </table:table-cell>
          <table:table-cell table:style-name="ce21" office:value-type="string">
            <text:p>FOURTH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8T00:00:00">
            <text:p>2/1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FOURTH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1T00:00:00">
            <text:p>4/2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FOURTH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4T00:00:00">
            <text:p>6/14/2002</text:p>
          </table:table-cell>
          <table:table-cell table:style-name="ce21" office:value-type="string">
            <text:p>UNLAWFUL PURCHASE OR POSSESS A</text:p>
          </table:table-cell>
          <table:table-cell table:style-name="ce21" office:value-type="string">
            <text:p>FOURTH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8T00:00:00">
            <text:p>8/28/2002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FOURTH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4T00:00:00">
            <text:p>7/24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65">
            <text:p>23665</text:p>
          </table:table-cell>
          <table:table-cell/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9T00:00:00">
            <text:p>8/19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HAMILTON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7T00:00:00">
            <text:p>9/17/2002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HAMILTON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7T00:00:00">
            <text:p>5/17/2002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HAVOC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3T00:00:00">
            <text:p>9/23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HAVOC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9T00:00:00">
            <text:p>4/19/2002</text:p>
          </table:table-cell>
          <table:table-cell table:style-name="ce21" office:value-type="string">
            <text:p>AGGRAVATED SEXUAL BATTERY</text:p>
          </table:table-cell>
          <table:table-cell table:style-name="ce21" office:value-type="string">
            <text:p>HAVOC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14T00:00:00">
            <text:p>4/14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HAWK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2T00:00:00">
            <text:p>3/2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HENRY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29T00:00:00">
            <text:p>8/2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HENRY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6T00:00:00">
            <text:p>2/16/2002</text:p>
          </table:table-cell>
          <table:table-cell table:style-name="ce21" office:value-type="string">
            <text:p>ABDUCTION &amp; KIDNAPPING</text:p>
          </table:table-cell>
          <table:table-cell table:style-name="ce21" office:value-type="string">
            <text:p>HERCULES &amp; SABRE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0T00:00:00">
            <text:p>7/2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INVADER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3T00:00:00">
            <text:p>10/13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INVADER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4T00:00:00">
            <text:p>2/2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JEFFERSON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4T00:00:00">
            <text:p>2/24/2002</text:p>
          </table:table-cell>
          <table:table-cell table:style-name="ce21" office:value-type="string">
            <text:p>MAIMING</text:p>
          </table:table-cell>
          <table:table-cell table:style-name="ce21" office:value-type="string">
            <text:p>JEFFERSON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3T00:00:00">
            <text:p>3/3/2002</text:p>
          </table:table-cell>
          <table:table-cell table:style-name="ce21" office:value-type="string">
            <text:p>UNAUTHORIZED USE OF VEHICLE</text:p>
          </table:table-cell>
          <table:table-cell table:style-name="ce21" office:value-type="string">
            <text:p>JEFFERSON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26T00:00:00">
            <text:p>9/26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JEFFERSON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3T00:00:00">
            <text:p>7/2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EE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3T00:00:00">
            <text:p>8/13/2002</text:p>
          </table:table-cell>
          <table:table-cell table:style-name="ce21" office:value-type="string">
            <text:p>PORNOGRAPHY/OBSCENE MATERIAL</text:p>
          </table:table-cell>
          <table:table-cell table:style-name="ce21" office:value-type="string">
            <text:p>LIGHTENING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04T00:00:00">
            <text:p>1/4/2002</text:p>
          </table:table-cell>
          <table:table-cell table:style-name="ce21" office:value-type="string">
            <text:p>ATTEMPTED SUICIDE</text:p>
          </table:table-cell>
          <table:table-cell table:style-name="ce21" office:value-type="string">
            <text:p>MUSTANG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18T00:00:00">
            <text:p>7/18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MUSTANG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22T00:00:00">
            <text:p>10/22/2002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MUSTANG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05T00:00:00">
            <text:p>11/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NINTH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11T00:00:00">
            <text:p>11/1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NINTH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PROVIDER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1-26T00:00:00">
            <text:p>1/2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ABRE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4T00:00:00">
            <text:p>5/4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SEVETH AVENU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0T00:00:00">
            <text:p>11/20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SEVETH AVENU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6T00:00:00">
            <text:p>7/6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HRIKE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1T00:00:00">
            <text:p>6/1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SKYRAIDER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6T00:00:00">
            <text:p>6/16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STARFIGHTER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18T00:00:00">
            <text:p>6/18/2002</text:p>
          </table:table-cell>
          <table:table-cell table:style-name="ce21" office:value-type="string">
            <text:p>CARNAL KNOWLEDGE OF A CHILD 13</text:p>
          </table:table-cell>
          <table:table-cell table:style-name="ce21" office:value-type="string">
            <text:p>STARFIGHTER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9-10T00:00:00">
            <text:p>9/10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TALON &amp; HERCULE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3-09T00:00:00">
            <text:p>3/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ALON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19T00:00:00">
            <text:p>2/1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ENTH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6T00:00:00">
            <text:p>4/2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ENTH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8T00:00:00">
            <text:p>5/8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THIRD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09T00:00:00">
            <text:p>6/9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THIRD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28T00:00:00">
            <text:p>7/28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THIRD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10T00:00:00">
            <text:p>5/10/2002</text:p>
          </table:table-cell>
          <table:table-cell table:style-name="ce21" office:value-type="string">
            <text:p>MANUF, POSSESS, USE EXPLOSIVE</text:p>
          </table:table-cell>
          <table:table-cell table:style-name="ce21" office:value-type="string">
            <text:p>TWELFTH ST ST &amp; THIRTEEN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5T00:00:00">
            <text:p>5/25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TWELFTH STREET &amp; BIG B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28T00:00:00">
            <text:p>5/28/2002</text:p>
          </table:table-cell>
          <table:table-cell table:style-name="ce21" office:value-type="string">
            <text:p>MAIMING</text:p>
          </table:table-cell>
          <table:table-cell table:style-name="ce21" office:value-type="string">
            <text:p>VOODOO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7-01T00:00:00">
            <text:p>7/1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VOODOO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8T00:00:00">
            <text:p>2/28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WARHAWK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5-09T00:00:00">
            <text:p>5/9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WARHAWK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6-21T00:00:00">
            <text:p>6/21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WARHAWK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8-11T00:00:00">
            <text:p>8/1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ASHINGTON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2T00:00:00">
            <text:p>10/12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WASHINGTON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18T00:00:00">
            <text:p>10/1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ASHINGTON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ABB</text:p>
          </table:table-cell>
          <table:table-cell table:style-name="ce21" office:value-type="float" office:value="100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